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ial"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3"/>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weight="normal" style:font-weight-asian="normal" style:font-weight-complex="normal"/>
    </style:style>
    <style:style style:name="T7" style:family="text">
      <style:text-properties style:font-name="Arial" fo:font-size="10pt" style:font-size-asian="10pt" style:font-size-complex="10pt"/>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style:font-name="Arial" fo:font-size="10pt" fo:font-weight="bold"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fo:font-style="italic"/>
    </style:style>
    <style:style style:name="T13" style:family="text">
      <style:text-properties fo:font-style="italic" fo:font-weight="normal" style:font-weight-asian="normal" style:font-weight-complex="normal"/>
    </style:style>
    <style:style style:name="T14" style:family="text">
      <style:text-properties fo:font-size="10pt"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Holy Land of Bharata</text:span> [pg. 6].</text:p>
      <text:p text:style-name="Standard"/>
      <text:p text:style-name="Standard"><text:span text:style-name="T4">Naimiṣāraṇya</text:span> – forest.</text:p>
      <text:p text:style-name="Standard"/>
      <text:p text:style-name="Standard">Before Narada's arrival at Badarikasrama, Narada had gone to: [pg. 5]</text:p>
      <text:list xml:id="list1116049541" text:style-name="L1">
        <text:list-item>
          <text:p text:style-name="P2"><text:span text:style-name="T4">Pushkara </text:span><text:span text:style-name="T6">[a sacred lake, per pg. 12]. This place is not as holy as the Bhagavata Purana [pg. 13]</text:span></text:p>
        </text:list-item>
        <text:list-item>
          <text:p text:style-name="P2"><text:span text:style-name="T4">Prayaga </text:span><text:span text:style-name="T6">- </text:span><text:span text:style-name="T8">Prayaga (place of sacrifice) is believed to be the spot where Lord Brahma offered his first sacrifice after creating the world. <text:s/>Place where Ganges and Yamuna rivers meet. <text:s/></text:span><text:span text:style-name="T6">This place is not as holy as the Bhagavata Purana [pg. 13]</text:span></text:p>
        </text:list-item>
        <text:list-item>
          <text:p text:style-name="P2"><text:span text:style-name="T4">Kasi –</text:span><text:span text:style-name="T6"> City on the banks of the Ganes. <text:s/>Holiest of the 7 sacred cities. <text:s/>This place is not as holy as the Bhagavata Purana [pg. 13]</text:span></text:p>
        </text:list-item>
        <text:list-item>
          <text:p text:style-name="P4">Godavari –<text:span text:style-name="T6"> A hindu sacred river. <text:s/></text:span></text:p>
        </text:list-item>
        <text:list-item>
          <text:p text:style-name="P4">Haridwara</text:p>
        </text:list-item>
        <text:list-item>
          <text:p text:style-name="P4">Kurushetra</text:p>
        </text:list-item>
        <text:list-item>
          <text:p text:style-name="P4">Sriranga</text:p>
        </text:list-item>
        <text:list-item>
          <text:p text:style-name="P4">Rameswara</text:p>
        </text:list-item>
      </text:list>
      <text:p text:style-name="Standard"/>
      <text:p text:style-name="Standard">These places are not as holy as the Bhagavata Purana [pg. 13]:</text:p>
      <text:list xml:id="list717751851" text:style-name="L3">
        <text:list-item>
          <text:p text:style-name="P5"><text:span text:style-name="T4">Ganga </text:span><text:span text:style-name="T6">-The most sacred river to Hindus.</text:span></text:p>
        </text:list-item>
        <text:list-item>
          <text:p text:style-name="P5"><text:span text:style-name="T4">Pushkara </text:span><text:span text:style-name="T6">[a sacred lake, per pg. 12]. Lake created by Brahma: From a lotus flower that Brahma threw out of his hand. <text:s/></text:span></text:p>
        </text:list-item>
        <text:list-item>
          <text:p text:style-name="P5"><text:span text:style-name="T4">Prayaga - </text:span><text:span text:style-name="T8">Prayaga (place of sacrifice) is believed to be the spot where Lord Brahma offered his first sacrifice after creating the world. <text:s/>Place where Ganges and Yamuna rivers meet.</text:span></text:p>
        </text:list-item>
        <text:list-item>
          <text:p text:style-name="P5"><text:span text:style-name="T4">Kasi </text:span><text:span text:style-name="T6"><text:s/>- </text:span><text:a xlink:type="simple" xlink:href="http://en.wikipedia.org/wiki/Kingdom_of_Kashi"><text:span text:style-name="T5">Kashi</text:span></text:a><text:span text:style-name="T6"> (</text:span><text:span text:style-name="T13">Kāśī</text:span><text:span text:style-name="T6"> </text:span><text:a xlink:type="simple" xlink:href="http://en.wikipedia.org/wiki/Help:IPA_for_Hindi_and_Urdu"><text:span text:style-name="T6">[ˈkaːʃi]</text:span></text:a><text:span text:style-name="T6"> </text:span><text:span text:style-name="T14">(</text:span><text:span text:style-name="T14"><draw:a xlink:type="simple" xlink:href="http://en.wikipedia.org/wiki/File:Hi-Kashi.ogg"><draw:frame draw:style-name="fr1" draw:name="graphics1" text:anchor-type="as-char" svg:width="0.1437in" svg:height="0.1437in" draw:z-index="0"><draw:image xlink:href="http://upload.wikimedia.org/wikipedia/commons/thumb/2/21/Speaker_Icon.svg/13px-Speaker_Icon.svg.png" xlink:type="simple" xlink:show="embed" xlink:actuate="onLoad"/></draw:frame></draw:a></text:span><text:span text:style-name="T14"> </text:span><text:a xlink:type="simple" xlink:href="http://upload.wikimedia.org/wikipedia/commons/d/d6/Hi-Kashi.ogg"><text:span text:style-name="T14">listen</text:span></text:a><text:span text:style-name="T14">)</text:span><text:span text:style-name="T6">), is a city on the banks of the </text:span><text:a xlink:type="simple" xlink:href="http://en.wikipedia.org/wiki/Ganges"><text:span text:style-name="T6">Ganges</text:span></text:a><text:span text:style-name="T6"> in </text:span><text:a xlink:type="simple" xlink:href="http://en.wikipedia.org/wiki/Uttar_Pradesh"><text:span text:style-name="T6">Uttar Pradesh</text:span></text:a><text:span text:style-name="T6">, 320 kilometres (200 mi) southeast of the state capital, </text:span><text:a xlink:type="simple" xlink:href="http://en.wikipedia.org/wiki/Lucknow"><text:span text:style-name="T6">Lucknow</text:span></text:a><text:span text:style-name="T6">. It is holiest of the seven sacred cities (</text:span><text:a xlink:type="simple" xlink:href="http://en.wikipedia.org/wiki/Sapta_Puri"><text:span text:style-name="T13">Sapta Puri</text:span></text:a><text:span text:style-name="T6">) in </text:span><text:a xlink:type="simple" xlink:href="http://en.wikipedia.org/wiki/Hinduism"><text:span text:style-name="T6">Hinduism</text:span></text:a><text:span text:style-name="T6"> and </text:span><text:a xlink:type="simple" xlink:href="http://en.wikipedia.org/wiki/Jainism"><text:span text:style-name="T6">Jainism</text:span></text:a><text:span text:style-name="T6">. Hindus believe that death at Varanasi/Kashi brings </text:span><text:a xlink:type="simple" xlink:href="http://en.wikipedia.org/wiki/Moksha"><text:span text:style-name="T6">salvation</text:span></text:a><text:span text:style-name="T6">.</text:span><text:bookmark text:name="cite_ref-FOOTNOTEBansal20086.E2.80.939.2C_34.E2.80.9335_3-0"/><text:a xlink:type="simple" xlink:href="http://en.wikipedia.org/wiki/Varanasi#cite_note-FOOTNOTEBansal20086.E2.80.939.2C_34.E2.80.9335-3"><text:span text:style-name="T6">[3]</text:span></text:a></text:p>
        </text:list-item>
      </text:list>
      <text:p text:style-name="Standard"><text:span text:style-name="T6"/></text:p>
      <text:p text:style-name="Standard"><text:span text:style-name="T1">Bhakti was: [pg. 7]</text:span></text:p>
      <text:list xml:id="list1589916101" text:style-name="L2">
        <text:list-item>
          <text:p text:style-name="P3"><text:span text:style-name="T1">Born in the </text:span><text:span text:style-name="T2">Dravida country</text:span><text:span text:style-name="T1">.</text:span></text:p>
        </text:list-item>
        <text:list-item>
          <text:p text:style-name="P3"><text:span text:style-name="T1">Grew to maturity in </text:span><text:span text:style-name="T2">Karnataka</text:span><text:span text:style-name="T1">.</text:span></text:p>
        </text:list-item>
        <text:list-item>
          <text:p text:style-name="P3"><text:span text:style-name="T1">Was Revered in the </text:span><text:span text:style-name="T2">land of Maharashtra</text:span><text:span text:style-name="T1">.</text:span></text:p>
        </text:list-item>
        <text:list-item>
          <text:p text:style-name="P3"><text:span text:style-name="T1">At </text:span><text:span text:style-name="T2">Gujarat</text:span><text:span text:style-name="T1">, she became an old crone. <text:s/>It was kali yuga that crippled her.</text:span></text:p>
        </text:list-item>
        <text:list-item>
          <text:p text:style-name="P3"><text:span text:style-name="T1">She crawled to </text:span><text:span text:style-name="T2">Vrindavana</text:span><text:span text:style-name="T1"> with her sons.</text:span></text:p>
          <text:p text:style-name="P3"><text:span text:style-name="T1">- She was young again instantly.</text:span></text:p>
          <text:p text:style-name="P3"><text:span text:style-name="T1">- Her sons did not recover but grew worse.</text:span></text:p>
        </text:list-item>
      </text:list>
      <text:p text:style-name="Standard"/>
      <text:p text:style-name="Standard"><text:span text:style-name="T4">Raurava</text:span>: Hell for the woorst sinners of all. <text:s/>[pg. 8].</text:p>
      <text:p text:style-name="Standard"/>
      <text:p text:style-name="Standard"><text:span text:style-name="T4">Banks of the Yamuna</text:span>: Place where Narada saw Bhakti with her two lifeless sons. <text:s/></text:p>
      <text:p text:style-name="Standard"/>
      <text:p text:style-name="Standard"><text:span text:style-name="T4">Badarikasrama</text:span> [pg. 5] [pg. 10]. <text:s/>Badarik Ashram on the Gandhamadana mountain. <text:s/>(in the Himalayas).</text:p>
      <text:p text:style-name="Standard"/>
      <text:p text:style-name="Standard"><text:span text:style-name="T4">Gangadvara</text:span> [pg. 11]. <text:s/>“Gate of the Ganges”. <text:s/>This is the ancient name of city <text:span text:style-name="T9">Haridwara. <text:s/></text:span><text:span text:style-name="T8">See also the entry in this document for </text:span><text:span text:style-name="T9">Haridwara.</text:span></text:p>
      <text:p text:style-name="Standard"/>
      <text:p text:style-name="Standard"><text:span text:style-name="T4">Ananda</text:span> [pg. 11]: A place near Gangadvara. <text:s/>[pg. 11]. <text:s/>Bhagavatam acquires unprecedented resonance and sweetness when recited in Ananda. <text:s/>[pg. 11]. <text:s/>At Ananda, the tiger and the deer lay side by side. <text:s/><text:soft-page-break/>[pg. 11].</text:p>
      <text:p text:style-name="Standard"/>
      <text:p text:style-name="Standard"/>
      <text:p text:style-name="Standard"><text:span text:style-name="T4">Meru</text:span> [pg. 12]: Mountain.</text:p>
      <text:p text:style-name="Standard"/>
      <text:p text:style-name="Standard"><text:span text:style-name="T4">Himavan</text:span> [pg. 12]: Mountain.</text:p>
      <text:p text:style-name="Standard"/>
      <text:p text:style-name="P6"><text:s/><text:span text:style-name="T4">PRAYAGA</text:span> ± THE THEERTHA RAJ</text:p>
      <text:p text:style-name="P6">Prayaga also known as Allahabad is a city in the State of Uttar Pradeshsituated at the confluence of the Ganges and Yamuna rivers. Prayaga (place of sacrifice) is believed to be the spot where Lord Brahma offered his first sacrificeafter creating the world. It is one of the four sites of Kumbha Mela, others being Haridwar, Ujjain, and Nasik. It is a very sacred and celestial place of importance in Hinduism and Hindu Mythology since it is situated at the confluence (Sangam) of the holy rivers, Ganga, Yamuna and the invisible Saraswathi called Triveni Sangam. In Sanskrit Veni mean river and Trivenimeans three rivers, and hence the confluence of three rivers known as TriveniSangam.</text:p>
      <text:p text:style-name="P6"><text:s/></text:p>
      <text:p text:style-name="P6">Mythology of Prayaga</text:p>
      <text:p text:style-name="P6">Prayaga is also called as the Theertha Raj, the king of all pilgrimage centers.Its sanctity is manifested by its reference in Puranas, the Ramayana and theMahabharata. According to Hindu mythology it is said that, Lord Brahma,chose a land on the earth (Prayaga) to perform 'Prakrista Yaga', at thebeginning of the creation and he also referred to it as Theertha Raj or the 'Kingof all pilgrimage centers·. As per Padma Purana, Prayaga is said to be the bestamong all the places of pilgrimage. The area of Prayaga is called as the land of Prajapathi and hence known asPrajapathi Kshetra. The Trinity lords Brahma, Vishnu and Maheswara are thepresiding Deities of this region. It is also called Aryavartha since Aryans aresaid to have settled here first. The Gods and the seven sages (Saptha Rishi)have made their abodes on the outskirts of Prayaga, while Prayaga itself is saidto be the abode of Lord Vishnu.Here Lord Vishnu is said to possess 12 names and forms known as VataMadhav, Akshaya Madhav, Moola Madhav, Shankha Madhav, Chakra Madhav,Gada Madhav, Padma Madhav, Ananta Madhav, Bindu Madhav, ManoharMadhav, Asi Madhav, and Veni Madhav.It is said that, Lord Sri Rama, hadspent some time here, at the Ashram of Sage Bharadwaj, before proceeding tonear by Chitrakuta. </text:p>
      <text:p text:style-name="P6"><text:s/></text:p>
      <text:p text:style-name="P6">2</text:p>
      <text:p text:style-name="P6"><text:s/></text:p>
      <text:p text:style-name="P6">It is said that after the Kurukshetra war Yudhistira (Dharma Raja) was very much depressed with a guilty feeling of having attained sin due to killing many people in the war and sought the advice of sage Markandeya. On his advice hewent to Prayaga and took a sacred bath at the confluence of three sacred riversto get purified from his sins.Prayaga has been known as the greatest pilgrimage since the Rig-Veda era. Thebasic reason is the confluence of two of the holiest rivers in India, the Gangaand the Yamuna. It is said that one who dies at the Sangam is freed from thecycle of re-birth and attains salvation. It said and believed that at the time of destruction of the Universe Prayaga is saved.</text:p>
      <text:p text:style-name="P6">HOLY PLACES AT PRAYAGA</text:p>
      <text:p text:style-name="P6"><text:s/></text:p>
      <text:p text:style-name="P6">SANGAM (Triveni Sangam)</text:p>
      <text:p text:style-name="P6"><text:s/>The sacred Sangam is the confluence of three of the holiest rivers in Hindumythology Ganga, Yamuna and the mythical Saraswati which is also called theriver of enlightenment. It is said and believed that it is one of the four sacredspots where a few drops of the nectar 'Amritha" spilled while it was carried by Lord Maha Vishnu during the episode of Ksheera Sagara Madhanam. Theother three are Haridwar, Nasik, and Ujjain. These four places are calledtheerthas and considered holy by the Hindus. Among them Triveni Sangam(Prayaga) is regarded as the holiest and Tirtharaja. These three riversmaintaintheir identity and are visibly different as they merge. While Yamuna is deep butcalm and greenish in colour, Ganga is shallow, but forceful and clear,Saraswati remains hidden, believe that she makes her presence felt underwater The significance of Prayaga is widely known in the terrestrial and celestialuniverse. By bathing in the holy waters of the Sangam one is ridden of all sinsand gets all his desires fulfilled. If it is coinciding with the Kumbh the resultsare manifold.</text:p>
      <text:p text:style-name="P6"/>
      <text:p text:style-name="P6"/>
      <text:p text:style-name="P1"><text:span text:style-name="T4">Haridwara - </text:span>an important pilgrimage city and municipality in the <text:a xlink:type="simple" xlink:href="http://en.wikipedia.org/wiki/Haridwar_district">Haridwar district</text:a> of <text:a xlink:type="simple" xlink:href="http://en.wikipedia.org/wiki/Uttarakhand">Uttarakhand</text:a>, India. The <text:a xlink:type="simple" xlink:href="http://en.wikipedia.org/wiki/River_Ganges">River Ganges</text:a>, after flowing for 253 kilometres (157 mi) from its source at <text:a xlink:type="simple" xlink:href="http://en.wikipedia.org/wiki/Gaumukh">Gaumukh</text:a> at the edge of the <text:a xlink:type="simple" xlink:href="http://en.wikipedia.org/wiki/Gangotri_Glacier">Gangotri Glacier</text:a>, enters the <text:a xlink:type="simple" xlink:href="http://en.wikipedia.org/wiki/Indo-Gangetic_Plain">Indo-Gangetic Plains</text:a> of <text:a xlink:type="simple" xlink:href="http://en.wikipedia.org/wiki/North_India">North India</text:a> for the first time at Haridwar,<text:bookmark text:name="cite_ref-ganga_2-0"/><text:a xlink:type="simple" xlink:href="http://en.wikipedia.org/wiki/Haridwar#cite_note-ganga-2">[2]</text:a> which gave the city its <text:soft-page-break/>ancient name, Gangadwára.</text:p>
      <text:p text:style-name="Text_20_body">Haridwar is regarded as one of the seven holiest places to <text:a xlink:type="simple" xlink:href="http://en.wikipedia.org/wiki/Hindu">Hindus</text:a>. According to the <text:a xlink:type="simple" xlink:href="http://en.wikipedia.org/wiki/Samudra_manthan">Samudra manthan</text:a>,<text:bookmark text:name="cite_ref-sahaja_3-0"/><text:a xlink:type="simple" xlink:href="http://en.wikipedia.org/wiki/Haridwar#cite_note-sahaja-3">[3]</text:a> Haridwar along with <text:a xlink:type="simple" xlink:href="http://en.wikipedia.org/wiki/Ujjain">Ujjain</text:a>, <text:a xlink:type="simple" xlink:href="http://en.wikipedia.org/wiki/Nasik">Nasik</text:a> and <text:a xlink:type="simple" xlink:href="http://en.wikipedia.org/wiki/Allahabad">Allahabad</text:a> is one of four sites where drops of <text:a xlink:type="simple" xlink:href="http://en.wikipedia.org/wiki/Amrita">Amrit</text:a>, the elixir of immortality, accidentally spilled over from <text:a xlink:type="simple" xlink:href="http://en.wikipedia.org/wiki/Kumbha">the pitcher</text:a> while being carried by the celestial bird <text:a xlink:type="simple" xlink:href="http://en.wikipedia.org/wiki/Garuda">Garuda</text:a>. This is manifested in the <text:a xlink:type="simple" xlink:href="http://en.wikipedia.org/wiki/Kumbha_Mela">Kumbha Mela</text:a> being celebrated every 3 years in one of the 4 places, and thus every 12 years in Haridwar. </text:p>
      <text:p text:style-name="P7"/>
      <text:p text:style-name="P7"/>
      <text:p text:style-name="P7"/>
      <text:p text:style-name="P7">Kurukshetra:</text:p>
      <text:p text:style-name="P6">It is a holy place and is also known as <text:span text:style-name="T3">Dharmakshetra</text:span> ("<text:span text:style-name="T3">Holy City</text:span>"). According to the Puranas, Kurukshetra is named after King Kuru, the ancestor of Kauravas and Pandavas, as depicted in epic <text:a xlink:type="simple" xlink:href="http://en.wikipedia.org/wiki/Mahabharata">Mahabharata</text:a>. The importance of the place is attributed to the fact that the <text:a xlink:type="simple" xlink:href="http://en.wikipedia.org/wiki/Kurukshetra_War">Kurukshetra War</text:a> of the <text:a xlink:type="simple" xlink:href="http://en.wikipedia.org/wiki/Mahabharata">Mahabharata</text:a> was fought on this land and the <text:a xlink:type="simple" xlink:href="http://en.wikipedia.org/wiki/Bhagavad_Gita">Bhagavad Gita</text:a> was preached on this land during the war when Lord Krishna found Arjuna in a terrible dilemma.<text:bookmark text:name="cite_ref-1"/><text:a xlink:type="simple" xlink:href="http://en.wikipedia.org/wiki/Kurukshetra#cite_note-1">[1]</text:a></text:p>
      <text:p text:style-name="P6"/>
      <text:p text:style-name="Text_20_body"><text:span text:style-name="T7">The </text:span><text:a xlink:type="simple" xlink:href="http://en.wikipedia.org/wiki/Vamana_Purana"><text:span text:style-name="T7">Vamana Purana</text:span></text:a><text:span text:style-name="T7"> tells how King Kuru came to settle on this land. He chose this land at the banks of </text:span><text:a xlink:type="simple" xlink:href="http://en.wikipedia.org/wiki/Sarasvati_River"><text:span text:style-name="T7">Sarasvati River</text:span></text:a><text:span text:style-name="T7">(since dried up before 1900BCE</text:span><text:bookmark text:name="cite_ref-3"/><text:a xlink:type="simple" xlink:href="http://en.wikipedia.org/wiki/Kurukshetra#cite_note-3"><text:span text:style-name="T7">[3]</text:span></text:a><text:span text:style-name="T7">) for embedding spirituality with 8 virtues: austerity (</text:span><text:a xlink:type="simple" xlink:href="http://en.wikipedia.org/wiki/Tapas"><text:span text:style-name="T7">tapas</text:span></text:a><text:span text:style-name="T7">), truth (</text:span><text:a xlink:type="simple" xlink:href="http://en.wikipedia.org/wiki/Satya"><text:span text:style-name="T7">satya</text:span></text:a><text:span text:style-name="T7">), forgiveness (kshama), kindness (</text:span><text:a xlink:type="simple" xlink:href="http://en.wikipedia.org/wiki/Daya"><text:span text:style-name="T7">daya</text:span></text:a><text:span text:style-name="T7">), purity (</text:span><text:a xlink:type="simple" xlink:href="http://en.wikipedia.org/w/index.php?title=Suchee&amp;action=edit&amp;redlink=1"><text:span text:style-name="T7">suchee</text:span></text:a><text:span text:style-name="T7">[</text:span><text:a xlink:type="simple" xlink:href="http://toolserver.org/%7Edispenser/cgi-bin/dab_solver.py?page=Kurukshetra&amp;editintro=Template:Disambiguation_needed/editintro&amp;client=Template:Dn"><text:span text:style-name="T11">disambiguation needed</text:span></text:a><text:span text:style-name="T7">]), charity (</text:span><text:a xlink:type="simple" xlink:href="http://en.wikipedia.org/wiki/Dāna"><text:span text:style-name="T7">dana</text:span></text:a><text:span text:style-name="T7">), </text:span><text:a xlink:type="simple" xlink:href="http://en.wikipedia.org/wiki/Yagya"><text:span text:style-name="T7">yagya</text:span></text:a><text:span text:style-name="T7"> and </text:span><text:a xlink:type="simple" xlink:href="http://en.wikipedia.org/wiki/Brahmacharya"><text:span text:style-name="T7">brahmacharya</text:span></text:a><text:span text:style-name="T7">. Lord </text:span><text:a xlink:type="simple" xlink:href="http://en.wikipedia.org/wiki/Vishnu"><text:span text:style-name="T7">Vishnu</text:span></text:a><text:span text:style-name="T7"> was impressed with the act of King Kuru and blessed him. God gave him two boons, one that this land forever will be known as a </text:span><text:span text:style-name="T9">Holy Land</text:span><text:span text:style-name="T7"> after his name as Kurukshetra (the land of Kuru) and the other that anyone dying on this land will be going to heaven. The land of Kurukshetra was situated between two rivers — the Sarasvati and the Drishadvati.</text:span></text:p>
      <text:p text:style-name="Text_20_body">This land has been known as Uttravedi, Brahmavedi, Dharamkshetra and Kurukshetra at different periods. When King Kuru came on this land it was called Uttarvedi. Over the period this land has been ruled by many empires. The Bharata Dynasty came and settled on this land.</text:p>
      <text:p text:style-name="P6"/>
      <text:p text:style-name="P6"/>
      <text:p text:style-name="P6"><text:span text:style-name="T4">Srirangam</text:span> is the foremost among the eight spontaneous shrines (self manifested deity) (swayam Vyvkta Kshetras) of Lord Vishnu.</text:p>
      <text:p text:style-name="P6"/>
      <text:p text:style-name="P6"/>
      <text:p text:style-name="P6"><text:span text:style-name="T4">Rameswara: <text:s/></text:span><text:span text:style-name="T6">It</text:span> is considered to be one of the holiest places in India to <text:a xlink:type="simple" xlink:href="http://en.wikipedia.org/wiki/Hindus">Hindus</text:a>, and part of the <text:a xlink:type="simple" xlink:href="http://en.wikipedia.org/wiki/Char_Dham">Char Dham</text:a> pilgrimage.</text:p>
      <text:p text:style-name="Text_20_body">According to legend, this is the place from where the Hindu god <text:a xlink:type="simple" xlink:href="http://en.wikipedia.org/wiki/Rama">Rama</text:a> built a bridge,across the sea to <text:a xlink:type="simple" xlink:href="http://en.wikipedia.org/wiki/Lanka">Lanka</text:a> to rescue his consort <text:a xlink:type="simple" xlink:href="http://en.wikipedia.org/wiki/Sita">Sita</text:a> from her abductor <text:a xlink:type="simple" xlink:href="http://en.wikipedia.org/wiki/Ravana">Ravana</text:a>. </text:p>
      <text:p text:style-name="P6">Rameswara means "Lord of Rama" in <text:a xlink:type="simple" xlink:href="http://en.wikipedia.org/wiki/Sanskrit">Sanskrit</text:a>, an epithet of <text:a xlink:type="simple" xlink:href="http://en.wikipedia.org/wiki/Shiva">Shiva</text:a>, the presiding deity of the Ramanathaswamy Temple. According to Hindu epic <text:a xlink:type="simple" xlink:href="http://en.wikipedia.org/wiki/Ramayana"><text:span text:style-name="T12">Ramayana</text:span></text:a>, <text:a xlink:type="simple" xlink:href="http://en.wikipedia.org/wiki/Rama">Rama</text:a>, the seventh <text:a xlink:type="simple" xlink:href="http://en.wikipedia.org/wiki/Avatar">avatar</text:a> of the god <text:a xlink:type="simple" xlink:href="http://en.wikipedia.org/wiki/Vishnu">Vishnu</text:a>, prayed to Shiva here to absolve any sins that he might have committed during his war against the demon-king Ravana in Sri Lanka.<text:bookmark text:name="cite_ref-FOOTNOTEDe_Silva1988291_5-0"/><text:a xlink:type="simple" xlink:href="http://en.wikipedia.org/wiki/Rameswaram#cite_note-FOOTNOTEDe_Silva1988291-5">[5]</text:a><text:bookmark text:name="cite_ref-FOOTNOTEAyyar1991492.E2.80.93495_2-1"/><text:a xlink:type="simple" xlink:href="http://en.wikipedia.org/wiki/Rameswaram#cite_note-FOOTNOTEAyyar1991492.E2.80.93495-2">[2]</text:a> According to the <text:a xlink:type="simple" xlink:href="http://en.wikipedia.org/wiki/Puranas"><text:span text:style-name="T12">Puranas</text:span></text:a> (Hindu scriptures), upon the advice of <text:a xlink:type="simple" xlink:href="http://en.wikipedia.org/wiki/Rishi">sages</text:a>, Rama along with his wife <text:a xlink:type="simple" xlink:href="http://en.wikipedia.org/wiki/Sita">Sita</text:a> and his brother <text:a xlink:type="simple" xlink:href="http://en.wikipedia.org/wiki/Lakshmana">Lakshmana</text:a>, installed and worshipped the <text:a xlink:type="simple" xlink:href="http://en.wikipedia.org/wiki/Lingam">lingam</text:a> (an iconic symbol of Shiva) here to expiate the sin of <text:span text:style-name="T12">Brahmahatya</text:span> incurred while killing of the <text:a xlink:type="simple" xlink:href="http://en.wikipedia.org/wiki/Brahmin">Brahmin</text:a> Ravana.</text:p>
      <text:p text:style-name="P6"/>
      <text:p text:style-name="P6"/>
      <text:p text:style-name="P6"><text:span text:style-name="T4">Manasasarovara </text:span><text:span text:style-name="T6">[pg. 12]</text:span>: Sacred lake.</text:p>
      <text:p text:style-name="P6"/>
      <text:p text:style-name="P6"/>
      <text:p text:style-name="P6"><text:span text:style-name="T4">Dandaka</text:span> [pg. 12]: Great ancient fores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0T02:28:27</meta:creation-date>
    <dc:date>2013-04-10T06:14:42</dc:date>
    <meta:editing-duration>PT3H46M15S</meta:editing-duration>
    <meta:editing-cycles>10</meta:editing-cycles>
    <meta:generator>LibreOffice/3.3$Unix LibreOffice_project/330m18$Build-4</meta:generator>
    <meta:document-statistic meta:table-count="0" meta:image-count="1" meta:object-count="0" meta:page-count="3" meta:paragraph-count="56" meta:word-count="1604" meta:character-count="9494"/>
  </office:meta>
</office:document-meta>
</file>